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25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left" draw:auto-grow-height="true" draw:auto-grow-width="false" fo:min-height="1.642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left" draw:auto-grow-height="true" draw:auto-grow-width="false" fo:min-height="2.157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ff0000" draw:marker-start-width="0.35cm" draw:marker-end-width="0.35cm" draw:fill="none" draw:fill-color="#ffffff" draw:textarea-horizontal-align="left" draw:auto-grow-height="true" draw:auto-grow-width="false" fo:min-height="2.189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2.189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3.283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2.589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8000" draw:fill="none" fo:min-height="1.765cm"/>
    </style:style>
    <style:style style:name="gr16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8000" draw:fill="none" fo:min-height="1.2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ff00ff"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0000" fo:font-size="14pt" style:font-size-asian="14pt" style:font-size-complex="14pt"/>
    </style:style>
    <style:style style:name="P6" style:family="paragraph">
      <style:paragraph-properties fo:text-align="center"/>
      <style:text-properties fo:color="#008000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00ff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0000"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color="#008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7.8cm" svg:x2="27.5cm" svg:y2="7.8cm">
          <text:p/>
        </draw:line>
        <draw:frame draw:style-name="gr2" draw:text-style-name="P2" draw:layer="layout" svg:width="2.2cm" svg:height="1cm" svg:x="5.6cm" svg:y="6.4cm">
          <draw:text-box>
            <text:p text:style-name="P1"><text:span text:style-name="T1">1995</text:span></text:p>
          </draw:text-box>
        </draw:frame>
        <draw:line draw:style-name="gr3" draw:text-style-name="P1" draw:layer="layout" svg:x1="3.3cm" svg:y1="7.1cm" svg:x2="3.3cm" svg:y2="8.5cm">
          <text:p/>
        </draw:line>
        <draw:frame draw:style-name="gr2" draw:text-style-name="P2" draw:layer="layout" svg:width="2.2cm" svg:height="1cm" svg:x="2.2cm" svg:y="6.4cm">
          <draw:text-box>
            <text:p text:style-name="P1"><text:span text:style-name="T1">1991</text:span></text:p>
          </draw:text-box>
        </draw:frame>
        <draw:frame draw:style-name="gr2" draw:text-style-name="P2" draw:layer="layout" svg:width="2.2cm" svg:height="1cm" svg:x="8.1cm" svg:y="6.4cm">
          <draw:text-box>
            <text:p text:style-name="P1"><text:span text:style-name="T1">1997</text:span></text:p>
          </draw:text-box>
        </draw:frame>
        <draw:frame draw:style-name="gr2" draw:text-style-name="P2" draw:layer="layout" svg:width="2.2cm" svg:height="1cm" svg:x="4.1cm" svg:y="6.4cm">
          <draw:text-box>
            <text:p text:style-name="P1"><text:span text:style-name="T1">1994</text:span></text:p>
          </draw:text-box>
        </draw:frame>
        <draw:line draw:style-name="gr3" draw:text-style-name="P1" draw:layer="layout" svg:x1="5.6cm" svg:y1="7.1cm" svg:x2="5.6cm" svg:y2="8.5cm">
          <text:p/>
        </draw:line>
        <draw:line draw:style-name="gr3" draw:text-style-name="P1" draw:layer="layout" svg:x1="6.4cm" svg:y1="7.1cm" svg:x2="6.4cm" svg:y2="8.5cm">
          <text:p/>
        </draw:line>
        <draw:line draw:style-name="gr3" draw:text-style-name="P1" draw:layer="layout" svg:x1="9.2cm" svg:y1="7.1cm" svg:x2="9.2cm" svg:y2="8.5cm">
          <text:p/>
        </draw:line>
        <draw:line draw:style-name="gr4" draw:text-style-name="P1" draw:layer="layout" svg:x1="6cm" svg:y1="4.3cm" svg:x2="5.982cm" svg:y2="6.173cm">
          <text:p/>
        </draw:line>
        <draw:frame draw:style-name="gr5" draw:text-style-name="P3" draw:layer="layout" svg:width="5.093cm" svg:height="1.505cm" svg:x="3.607cm" svg:y="3.2cm">
          <draw:text-box>
            <text:p text:style-name="P1"><text:span text:style-name="T2">Découverte top</text:span></text:p>
          </draw:text-box>
        </draw:frame>
        <draw:line draw:style-name="gr6" draw:text-style-name="P1" draw:layer="layout" svg:x1="6.461cm" svg:y1="8.775cm" svg:x2="6.661cm" svg:y2="15.775cm">
          <text:p/>
        </draw:line>
        <draw:line draw:style-name="gr6" draw:text-style-name="P1" draw:layer="layout" svg:x1="5.661cm" svg:y1="8.675cm" svg:x2="5.061cm" svg:y2="12.675cm">
          <text:p/>
        </draw:line>
        <draw:line draw:style-name="gr6" draw:text-style-name="P1" draw:layer="layout" svg:x1="9.261cm" svg:y1="8.675cm" svg:x2="10.061cm" svg:y2="18.775cm">
          <text:p/>
        </draw:line>
        <draw:frame draw:style-name="gr7" draw:text-style-name="P4" draw:layer="layout" svg:width="4.8cm" svg:height="2.571cm" svg:x="0.361cm" svg:y="12.975cm">
          <draw:text-box>
            <text:p text:style-name="P1"><text:span text:style-name="T3">H. Georgi </text:span><text:span text:style-name="T4">et al.</text:span></text:p>
            <text:p text:style-name="P1"><text:span text:style-name="T5">Effect of top quark compositeness</text:span></text:p>
            <text:p text:style-name="P1"><text:span text:style-name="T6">arXiv:9410307</text:span></text:p>
          </draw:text-box>
        </draw:frame>
        <draw:frame draw:style-name="gr8" draw:text-style-name="P4" draw:layer="layout" svg:width="8cm" svg:height="2.571cm" svg:x="0.561cm" svg:y="15.952cm">
          <draw:text-box>
            <text:p text:style-name="P1"><text:span text:style-name="T3">K. Cheung</text:span></text:p>
            <text:p text:style-name="P1"><text:span text:style-name="T5">Four top production and </text:span></text:p>
            <text:p text:style-name="P1"><text:span text:style-name="T5">electroweak symmetry breaking</text:span></text:p>
            <text:p text:style-name="P1"><text:span text:style-name="T3">arXiv:9507411</text:span></text:p>
          </draw:text-box>
        </draw:frame>
        <draw:frame draw:style-name="gr7" draw:text-style-name="P4" draw:layer="layout" svg:width="4.609cm" svg:height="2.571cm" svg:x="0.152cm" svg:y="9.883cm">
          <draw:text-box>
            <text:p text:style-name="P1"><text:span text:style-name="T3">V. Barger </text:span><text:span text:style-name="T4">et al.</text:span></text:p>
            <text:p text:style-name="P1"><text:span text:style-name="T5">Four-heavy-quark hadroproduction</text:span></text:p>
            <text:p text:style-name="P1"><text:span text:style-name="T3">PRD, 44, 7</text:span></text:p>
          </draw:text-box>
        </draw:frame>
        <draw:line draw:style-name="gr6" draw:text-style-name="P1" draw:layer="layout" svg:x1="3.261cm" svg:y1="8.675cm" svg:x2="2.661cm" svg:y2="9.775cm">
          <text:p/>
        </draw:line>
        <draw:frame draw:style-name="gr9" draw:text-style-name="P4" draw:layer="layout" svg:width="10.961cm" svg:height="2.016cm" svg:x="0.598cm" svg:y="19cm">
          <draw:text-box>
            <text:p text:style-name="P1"><text:span text:style-name="T3">M. Spira and J. D. Wells</text:span></text:p>
            <text:p text:style-name="P1"><text:span text:style-name="T5">Higgs bosons strongly coupled to the top quark</text:span></text:p>
            <text:p text:style-name="P1"><text:span text:style-name="T3">arXiv:9711410</text:span></text:p>
          </draw:text-box>
        </draw:frame>
      </draw:page>
      <draw:page draw:name="page2" draw:style-name="dp1" draw:master-page-name="Default">
        <draw:line draw:style-name="gr6" draw:text-style-name="P1" draw:layer="layout" svg:x1="6.4cm" svg:y1="8.8cm" svg:x2="6.6cm" svg:y2="15.8cm">
          <text:p/>
        </draw:line>
        <draw:line draw:style-name="gr6" draw:text-style-name="P1" draw:layer="layout" svg:x1="5.6cm" svg:y1="8.7cm" svg:x2="5cm" svg:y2="12.7cm">
          <text:p/>
        </draw:line>
        <draw:line draw:style-name="gr6" draw:text-style-name="P1" draw:layer="layout" svg:x1="9.2cm" svg:y1="8.7cm" svg:x2="10cm" svg:y2="18.8cm">
          <text:p/>
        </draw:line>
        <draw:line draw:style-name="gr1" draw:text-style-name="P1" draw:layer="layout" svg:x1="2.4cm" svg:y1="7.8cm" svg:x2="27.5cm" svg:y2="7.8cm">
          <text:p/>
        </draw:line>
        <draw:frame draw:style-name="gr7" draw:text-style-name="P4" draw:layer="layout" svg:width="4.8cm" svg:height="2.571cm" svg:x="0.3cm" svg:y="13cm">
          <draw:text-box>
            <text:p text:style-name="P1"><text:span text:style-name="T3">H. Georgi </text:span><text:span text:style-name="T4">et al.</text:span></text:p>
            <text:p text:style-name="P1"><text:span text:style-name="T5">Effect of top quark compositeness</text:span></text:p>
            <text:p text:style-name="P1"><text:span text:style-name="T6">arXiv:9410307</text:span></text:p>
          </draw:text-box>
        </draw:frame>
        <draw:frame draw:style-name="gr8" draw:text-style-name="P4" draw:layer="layout" svg:width="8cm" svg:height="2.571cm" svg:x="0.5cm" svg:y="15.977cm">
          <draw:text-box>
            <text:p text:style-name="P1"><text:span text:style-name="T3">K. Cheung</text:span></text:p>
            <text:p text:style-name="P1"><text:span text:style-name="T5">Four top production and </text:span></text:p>
            <text:p text:style-name="P1"><text:span text:style-name="T5">electroweak symmetry breaking</text:span></text:p>
            <text:p text:style-name="P1"><text:span text:style-name="T3">arXiv:9507411</text:span></text:p>
          </draw:text-box>
        </draw:frame>
        <draw:frame draw:style-name="gr9" draw:text-style-name="P4" draw:layer="layout" svg:width="10.961cm" svg:height="2.016cm" svg:x="0.598cm" svg:y="19cm">
          <draw:text-box>
            <text:p text:style-name="P1"><text:span text:style-name="T3">M. Spira and J. D. Wells</text:span></text:p>
            <text:p text:style-name="P1"><text:span text:style-name="T5">Higgs bosons strongly coupled to the top quark</text:span></text:p>
            <text:p text:style-name="P1"><text:span text:style-name="T3">arXiv:9711410</text:span></text:p>
          </draw:text-box>
        </draw:frame>
        <draw:frame draw:style-name="gr2" draw:text-style-name="P2" draw:layer="layout" svg:width="2.2cm" svg:height="1cm" svg:x="5.6cm" svg:y="6.4cm">
          <draw:text-box>
            <text:p text:style-name="P1"><text:span text:style-name="T1">1995</text:span></text:p>
          </draw:text-box>
        </draw:frame>
        <draw:frame draw:style-name="gr7" draw:text-style-name="P4" draw:layer="layout" svg:width="4.609cm" svg:height="2.571cm" svg:x="0.091cm" svg:y="9.908cm">
          <draw:text-box>
            <text:p text:style-name="P1"><text:span text:style-name="T3">V. Barger </text:span><text:span text:style-name="T4">et al.</text:span></text:p>
            <text:p text:style-name="P1"><text:span text:style-name="T5">Four-heavy-quark hadroproduction</text:span></text:p>
            <text:p text:style-name="P1"><text:span text:style-name="T3">PRD, 44, 7</text:span></text:p>
          </draw:text-box>
        </draw:frame>
        <draw:line draw:style-name="gr3" draw:text-style-name="P1" draw:layer="layout" svg:x1="3.3cm" svg:y1="7.1cm" svg:x2="3.3cm" svg:y2="8.5cm">
          <text:p/>
        </draw:line>
        <draw:frame draw:style-name="gr2" draw:text-style-name="P2" draw:layer="layout" svg:width="2.2cm" svg:height="1cm" svg:x="2.2cm" svg:y="6.4cm">
          <draw:text-box>
            <text:p text:style-name="P1"><text:span text:style-name="T1">1991</text:span></text:p>
          </draw:text-box>
        </draw:frame>
        <draw:line draw:style-name="gr6" draw:text-style-name="P1" draw:layer="layout" svg:x1="3.2cm" svg:y1="8.7cm" svg:x2="2.6cm" svg:y2="9.8cm">
          <text:p/>
        </draw:line>
        <draw:line draw:style-name="gr3" draw:text-style-name="P1" draw:layer="layout" svg:x1="25.7cm" svg:y1="7.1cm" svg:x2="25.7cm" svg:y2="8.5cm">
          <text:p/>
        </draw:line>
        <draw:frame draw:style-name="gr2" draw:text-style-name="P2" draw:layer="layout" svg:width="2.2cm" svg:height="1cm" svg:x="24.6cm" svg:y="6.3cm">
          <draw:text-box>
            <text:p text:style-name="P1"><text:span text:style-name="T1">2014</text:span></text:p>
          </draw:text-box>
        </draw:frame>
        <draw:frame draw:style-name="gr2" draw:text-style-name="P2" draw:layer="layout" svg:width="2.2cm" svg:height="1cm" svg:x="19.2cm" svg:y="6.4cm">
          <draw:text-box>
            <text:p text:style-name="P1"><text:span text:style-name="T1">2008</text:span></text:p>
          </draw:text-box>
        </draw:frame>
        <draw:frame draw:style-name="gr2" draw:text-style-name="P2" draw:layer="layout" svg:width="2.2cm" svg:height="1cm" svg:x="8.1cm" svg:y="6.4cm">
          <draw:text-box>
            <text:p text:style-name="P1"><text:span text:style-name="T1">1997</text:span></text:p>
          </draw:text-box>
        </draw:frame>
        <draw:frame draw:style-name="gr10" draw:text-style-name="P5" draw:layer="layout" svg:width="5.7cm" svg:height="2.571cm" svg:x="10.7cm" svg:y="8.161cm">
          <draw:text-box>
            <text:p text:style-name="P1"><text:span text:style-name="T7">B. Lillie </text:span><text:span text:style-name="T8">et al. </text:span></text:p>
            <text:p text:style-name="P1"><text:span text:style-name="T9">Top compositeness at the Tevatron and LHC</text:span></text:p>
            <text:p text:style-name="P1"><text:span text:style-name="T7">arXiv:0712.3057</text:span></text:p>
          </draw:text-box>
        </draw:frame>
        <draw:frame draw:style-name="gr2" draw:text-style-name="P2" draw:layer="layout" svg:width="2.2cm" svg:height="1cm" svg:x="18.3cm" svg:y="5.4cm">
          <draw:text-box>
            <text:p text:style-name="P1"><text:span text:style-name="T1">2007</text:span></text:p>
          </draw:text-box>
        </draw:frame>
        <draw:frame draw:style-name="gr11" draw:text-style-name="P4" draw:layer="layout" svg:width="6.5cm" svg:height="2.571cm" svg:x="12.856cm" svg:y="14.816cm">
          <draw:text-box>
            <text:p text:style-name="P1"><text:span text:style-name="T3">K. Kumar </text:span><text:span text:style-name="T4">et al.</text:span></text:p>
            <text:p text:style-name="P1"><text:span text:style-name="T5">Manifestations of top compositeness at colliders</text:span></text:p>
            <text:p text:style-name="P1"><text:span text:style-name="T3">arXiv:0901.3808</text:span></text:p>
          </draw:text-box>
        </draw:frame>
        <draw:frame draw:style-name="gr2" draw:text-style-name="P2" draw:layer="layout" svg:width="2.2cm" svg:height="1cm" svg:x="4.1cm" svg:y="6.4cm">
          <draw:text-box>
            <text:p text:style-name="P1"><text:span text:style-name="T1">1994</text:span></text:p>
          </draw:text-box>
        </draw:frame>
        <draw:frame draw:style-name="gr10" draw:text-style-name="P5" draw:layer="layout" svg:width="8.3cm" svg:height="2.571cm" svg:x="14.2cm" svg:y="18.161cm">
          <draw:text-box>
            <text:p text:style-name="P1"><text:span text:style-name="T7">C. Degrande </text:span><text:span text:style-name="T8">et al.</text:span></text:p>
            <text:p text:style-name="P1"><text:span text:style-name="T10">Non-resonant new physics in top pair production at hadron colliders</text:span></text:p>
            <text:p text:style-name="P1"><text:span text:style-name="T7">arXiv:1010.6304</text:span></text:p>
          </draw:text-box>
        </draw:frame>
        <draw:frame draw:style-name="gr11" draw:text-style-name="P4" draw:layer="layout" svg:width="6.8cm" svg:height="2.571cm" svg:x="23.2cm" svg:y="20.461cm">
          <draw:text-box>
            <text:p text:style-name="P1"><text:span text:style-name="T3">G. Kane </text:span><text:span text:style-name="T4">et al. </text:span></text:p>
            <text:p text:style-name="P1"><text:span text:style-name="T5">Top channel for early SUSY discovery at the LHC</text:span></text:p>
            <text:p text:style-name="P1"><text:span text:style-name="T3">arXiv:1101.1963</text:span></text:p>
          </draw:text-box>
        </draw:frame>
        <draw:frame draw:style-name="gr10" draw:text-style-name="P5" draw:layer="layout" svg:width="6.8cm" svg:height="2.571cm" svg:x="23.2cm" svg:y="17.9cm">
          <draw:text-box>
            <text:p text:style-name="P1"><text:span text:style-name="T7">G. Cacciapaglia </text:span><text:span text:style-name="T8">et al. </text:span></text:p>
            <text:p text:style-name="P1"><text:span text:style-name="T9">Four tops on the real projective plane at the LHC</text:span></text:p>
            <text:p text:style-name="P1"><text:span text:style-name="T7">arXiv:1107.4616</text:span></text:p>
          </draw:text-box>
        </draw:frame>
        <draw:frame draw:style-name="gr12" draw:text-style-name="P4" draw:layer="layout" svg:width="6.3cm" svg:height="3.681cm" svg:x="27.3cm" svg:y="9.3cm">
          <draw:text-box>
            <text:p text:style-name="P1"><text:span text:style-name="T3">P. S. Bhupal</text:span></text:p>
            <text:p text:style-name="P1"><text:span text:style-name="T5">Maximally Symmetric Two Higgs Doublet Model with Natural Standard Model Alignment</text:span></text:p>
            <text:p text:style-name="P1"><text:span text:style-name="T3">arXiv:1408.3405</text:span></text:p>
          </draw:text-box>
        </draw:frame>
        <draw:line draw:style-name="gr6" draw:text-style-name="P1" draw:layer="layout" svg:x1="19.3cm" svg:y1="8.6cm" svg:x2="16.5cm" svg:y2="9.6cm">
          <text:p/>
        </draw:line>
        <draw:line draw:style-name="gr6" draw:text-style-name="P1" draw:layer="layout" svg:x1="20.2cm" svg:y1="8.7cm" svg:x2="18.6cm" svg:y2="14.6cm">
          <text:p/>
        </draw:line>
        <draw:line draw:style-name="gr6" draw:text-style-name="P1" draw:layer="layout" svg:x1="21.925cm" svg:y1="8.675cm" svg:x2="21cm" svg:y2="17.8cm">
          <text:p/>
        </draw:line>
        <draw:line draw:style-name="gr6" draw:text-style-name="P1" draw:layer="layout" svg:x1="25.775cm" svg:y1="8.675cm" svg:x2="27.2cm" svg:y2="9.2cm">
          <text:p/>
        </draw:line>
        <draw:frame draw:style-name="gr2" draw:text-style-name="P2" draw:layer="layout" svg:width="2.2cm" svg:height="1cm" svg:x="20.9cm" svg:y="5.4cm">
          <draw:text-box>
            <text:p text:style-name="P1"><text:span text:style-name="T1">2010</text:span></text:p>
          </draw:text-box>
        </draw:frame>
        <draw:frame draw:style-name="gr2" draw:text-style-name="P2" draw:layer="layout" svg:width="2.2cm" svg:height="1cm" svg:x="21.8cm" svg:y="6.3cm">
          <draw:text-box>
            <text:p text:style-name="P1"><text:span text:style-name="T1">2011</text:span></text:p>
          </draw:text-box>
        </draw:frame>
        <draw:line draw:style-name="gr3" draw:text-style-name="P1" draw:layer="layout" svg:x1="5.6cm" svg:y1="7.1cm" svg:x2="5.6cm" svg:y2="8.5cm">
          <text:p/>
        </draw:line>
        <draw:line draw:style-name="gr3" draw:text-style-name="P1" draw:layer="layout" svg:x1="6.4cm" svg:y1="7.1cm" svg:x2="6.4cm" svg:y2="8.5cm">
          <text:p/>
        </draw:line>
        <draw:line draw:style-name="gr3" draw:text-style-name="P1" draw:layer="layout" svg:x1="9.2cm" svg:y1="7.1cm" svg:x2="9.2cm" svg:y2="8.5cm">
          <text:p/>
        </draw:line>
        <draw:line draw:style-name="gr3" draw:text-style-name="P1" draw:layer="layout" svg:x1="20.3cm" svg:y1="7.1cm" svg:x2="20.3cm" svg:y2="8.5cm">
          <text:p/>
        </draw:line>
        <draw:line draw:style-name="gr3" draw:text-style-name="P1" draw:layer="layout" svg:x1="22.9cm" svg:y1="7.1cm" svg:x2="22.9cm" svg:y2="8.5cm">
          <text:p/>
        </draw:line>
        <draw:frame draw:style-name="gr13" draw:text-style-name="P4" draw:layer="layout" svg:width="7cm" svg:height="3.126cm" svg:x="26.2cm" svg:y="13.5cm">
          <draw:text-box>
            <text:p text:style-name="P1"><text:span text:style-name="T3">S. Calvet </text:span><text:span text:style-name="T4">et al</text:span><text:span text:style-name="T3">.</text:span></text:p>
            <text:p text:style-name="P1"><text:span text:style-name="T5">Searching for sgluons in multitop events at a center-of-mass energy of 8 TeV</text:span></text:p>
            <text:p text:style-name="P1"><text:span text:style-name="T3">JHEP 04 (2013) 043</text:span></text:p>
          </draw:text-box>
        </draw:frame>
        <draw:line draw:style-name="gr6" draw:text-style-name="P1" draw:layer="layout" svg:x1="22.914cm" svg:y1="8.675cm" svg:x2="24.9cm" svg:y2="17.7cm">
          <text:p/>
        </draw:line>
        <draw:line draw:style-name="gr3" draw:text-style-name="P1" draw:layer="layout" svg:x1="24.8cm" svg:y1="6.2cm" svg:x2="24.8cm" svg:y2="8.5cm">
          <text:p/>
        </draw:line>
        <draw:frame draw:style-name="gr2" draw:text-style-name="P2" draw:layer="layout" svg:width="2.2cm" svg:height="1cm" svg:x="23.7cm" svg:y="5.4cm">
          <draw:text-box>
            <text:p text:style-name="P1"><text:span text:style-name="T1">2013</text:span></text:p>
          </draw:text-box>
        </draw:frame>
        <draw:line draw:style-name="gr3" draw:text-style-name="P1" draw:layer="layout" svg:x1="22cm" svg:y1="6.2cm" svg:x2="22cm" svg:y2="8.5cm">
          <text:p/>
        </draw:line>
        <draw:line draw:style-name="gr3" draw:text-style-name="P1" draw:layer="layout" svg:x1="19.4cm" svg:y1="6.2cm" svg:x2="19.4cm" svg:y2="8.5cm">
          <text:p/>
        </draw:line>
        <draw:line draw:style-name="gr6" draw:text-style-name="P1" draw:layer="layout" svg:x1="24.795cm" svg:y1="8.651cm" svg:x2="26.3cm" svg:y2="13.3cm">
          <text:p/>
        </draw:line>
        <draw:line draw:style-name="gr4" draw:text-style-name="P1" draw:layer="layout" svg:x1="6cm" svg:y1="4.3cm" svg:x2="5.982cm" svg:y2="6.173cm">
          <text:p/>
        </draw:line>
        <draw:frame draw:style-name="gr12" draw:text-style-name="P4" draw:layer="layout" svg:width="5.7cm" svg:height="3.681cm" svg:x="10.7cm" svg:y="10.7cm">
          <draw:text-box>
            <text:p text:style-name="P1"><text:span text:style-name="T3">M. Guchait </text:span><text:span text:style-name="T4">et al</text:span></text:p>
            <text:p text:style-name="P1"><text:span text:style-name="T5">Associate production of KK excitation of a gluon and a ttbar pair at the LHC</text:span></text:p>
            <text:p text:style-name="P1"><text:span text:style-name="T6">arXiv:0710.2234</text:span></text:p>
          </draw:text-box>
        </draw:frame>
        <draw:frame draw:style-name="gr5" draw:text-style-name="P3" draw:layer="layout" svg:width="5.093cm" svg:height="1.505cm" svg:x="3.608cm" svg:y="3.201cm">
          <draw:text-box>
            <text:p text:style-name="P1"><text:span text:style-name="T2">Découverte top</text:span></text:p>
          </draw:text-box>
        </draw:frame>
      </draw:page>
      <draw:page draw:name="page3" draw:style-name="dp1" draw:master-page-name="Default">
        <draw:line draw:style-name="gr6" draw:text-style-name="P1" draw:layer="layout" svg:x1="5.6cm" svg:y1="8.7cm" svg:x2="5cm" svg:y2="12.7cm">
          <text:p/>
        </draw:line>
        <draw:line draw:style-name="gr6" draw:text-style-name="P1" draw:layer="layout" svg:x1="9.2cm" svg:y1="8.7cm" svg:x2="10cm" svg:y2="18.8cm">
          <text:p/>
        </draw:line>
        <draw:line draw:style-name="gr1" draw:text-style-name="P1" draw:layer="layout" svg:x1="2.4cm" svg:y1="7.8cm" svg:x2="27.5cm" svg:y2="7.8cm">
          <text:p/>
        </draw:line>
        <draw:frame draw:style-name="gr2" draw:text-style-name="P2" draw:layer="layout" svg:width="2.2cm" svg:height="1cm" svg:x="5.6cm" svg:y="6.4cm">
          <draw:text-box>
            <text:p text:style-name="P1"><text:span text:style-name="T1">1995</text:span></text:p>
          </draw:text-box>
        </draw:frame>
        <draw:line draw:style-name="gr3" draw:text-style-name="P1" draw:layer="layout" svg:x1="3.3cm" svg:y1="7.1cm" svg:x2="3.3cm" svg:y2="8.5cm">
          <text:p/>
        </draw:line>
        <draw:frame draw:style-name="gr2" draw:text-style-name="P2" draw:layer="layout" svg:width="2.2cm" svg:height="1cm" svg:x="2.2cm" svg:y="6.4cm">
          <draw:text-box>
            <text:p text:style-name="P1"><text:span text:style-name="T1">1991</text:span></text:p>
          </draw:text-box>
        </draw:frame>
        <draw:line draw:style-name="gr6" draw:text-style-name="P1" draw:layer="layout" svg:x1="3.2cm" svg:y1="8.7cm" svg:x2="2.6cm" svg:y2="9.8cm">
          <text:p/>
        </draw:line>
        <draw:line draw:style-name="gr3" draw:text-style-name="P1" draw:layer="layout" svg:x1="25.7cm" svg:y1="7.1cm" svg:x2="25.7cm" svg:y2="8.5cm">
          <text:p/>
        </draw:line>
        <draw:frame draw:style-name="gr2" draw:text-style-name="P2" draw:layer="layout" svg:width="2.2cm" svg:height="1cm" svg:x="24.6cm" svg:y="6.3cm">
          <draw:text-box>
            <text:p text:style-name="P1"><text:span text:style-name="T1">2014</text:span></text:p>
          </draw:text-box>
        </draw:frame>
        <draw:frame draw:style-name="gr2" draw:text-style-name="P2" draw:layer="layout" svg:width="2.2cm" svg:height="1cm" svg:x="19.2cm" svg:y="6.4cm">
          <draw:text-box>
            <text:p text:style-name="P1"><text:span text:style-name="T1">2008</text:span></text:p>
          </draw:text-box>
        </draw:frame>
        <draw:frame draw:style-name="gr2" draw:text-style-name="P2" draw:layer="layout" svg:width="2.2cm" svg:height="1cm" svg:x="8.1cm" svg:y="6.4cm">
          <draw:text-box>
            <text:p text:style-name="P1"><text:span text:style-name="T1">1997</text:span></text:p>
          </draw:text-box>
        </draw:frame>
        <draw:frame draw:style-name="gr2" draw:text-style-name="P2" draw:layer="layout" svg:width="2.2cm" svg:height="1cm" svg:x="18.3cm" svg:y="5.4cm">
          <draw:text-box>
            <text:p text:style-name="P1"><text:span text:style-name="T1">2007</text:span></text:p>
          </draw:text-box>
        </draw:frame>
        <draw:frame draw:style-name="gr2" draw:text-style-name="P2" draw:layer="layout" svg:width="2.2cm" svg:height="1cm" svg:x="4.1cm" svg:y="6.4cm">
          <draw:text-box>
            <text:p text:style-name="P1"><text:span text:style-name="T1">1994</text:span></text:p>
          </draw:text-box>
        </draw:frame>
        <draw:line draw:style-name="gr6" draw:text-style-name="P1" draw:layer="layout" svg:x1="19.3cm" svg:y1="8.6cm" svg:x2="16.5cm" svg:y2="9.6cm">
          <text:p/>
        </draw:line>
        <draw:line draw:style-name="gr6" draw:text-style-name="P1" draw:layer="layout" svg:x1="20.2cm" svg:y1="8.7cm" svg:x2="18.6cm" svg:y2="14.6cm">
          <text:p/>
        </draw:line>
        <draw:line draw:style-name="gr6" draw:text-style-name="P1" draw:layer="layout" svg:x1="21.925cm" svg:y1="8.675cm" svg:x2="21cm" svg:y2="17.8cm">
          <text:p/>
        </draw:line>
        <draw:line draw:style-name="gr6" draw:text-style-name="P1" draw:layer="layout" svg:x1="25.775cm" svg:y1="8.675cm" svg:x2="27.2cm" svg:y2="9.2cm">
          <text:p/>
        </draw:line>
        <draw:frame draw:style-name="gr2" draw:text-style-name="P2" draw:layer="layout" svg:width="2.2cm" svg:height="1cm" svg:x="20.9cm" svg:y="5.4cm">
          <draw:text-box>
            <text:p text:style-name="P1"><text:span text:style-name="T1">2010</text:span></text:p>
          </draw:text-box>
        </draw:frame>
        <draw:frame draw:style-name="gr2" draw:text-style-name="P2" draw:layer="layout" svg:width="2.2cm" svg:height="1cm" svg:x="21.8cm" svg:y="6.3cm">
          <draw:text-box>
            <text:p text:style-name="P1"><text:span text:style-name="T1">2011</text:span></text:p>
          </draw:text-box>
        </draw:frame>
        <draw:line draw:style-name="gr3" draw:text-style-name="P1" draw:layer="layout" svg:x1="5.6cm" svg:y1="7.1cm" svg:x2="5.6cm" svg:y2="8.5cm">
          <text:p/>
        </draw:line>
        <draw:line draw:style-name="gr3" draw:text-style-name="P1" draw:layer="layout" svg:x1="6.4cm" svg:y1="7.1cm" svg:x2="6.4cm" svg:y2="8.5cm">
          <text:p/>
        </draw:line>
        <draw:line draw:style-name="gr3" draw:text-style-name="P1" draw:layer="layout" svg:x1="9.2cm" svg:y1="7.1cm" svg:x2="9.2cm" svg:y2="8.5cm">
          <text:p/>
        </draw:line>
        <draw:line draw:style-name="gr3" draw:text-style-name="P1" draw:layer="layout" svg:x1="20.3cm" svg:y1="7.1cm" svg:x2="20.3cm" svg:y2="8.5cm">
          <text:p/>
        </draw:line>
        <draw:line draw:style-name="gr3" draw:text-style-name="P1" draw:layer="layout" svg:x1="22.9cm" svg:y1="7.1cm" svg:x2="22.9cm" svg:y2="8.5cm">
          <text:p/>
        </draw:line>
        <draw:line draw:style-name="gr6" draw:text-style-name="P1" draw:layer="layout" svg:x1="22.914cm" svg:y1="8.675cm" svg:x2="24.9cm" svg:y2="17.7cm">
          <text:p/>
        </draw:line>
        <draw:line draw:style-name="gr3" draw:text-style-name="P1" draw:layer="layout" svg:x1="24.8cm" svg:y1="6.2cm" svg:x2="24.8cm" svg:y2="8.5cm">
          <text:p/>
        </draw:line>
        <draw:frame draw:style-name="gr2" draw:text-style-name="P2" draw:layer="layout" svg:width="2.2cm" svg:height="1cm" svg:x="23.7cm" svg:y="5.4cm">
          <draw:text-box>
            <text:p text:style-name="P1"><text:span text:style-name="T1">2013</text:span></text:p>
          </draw:text-box>
        </draw:frame>
        <draw:line draw:style-name="gr3" draw:text-style-name="P1" draw:layer="layout" svg:x1="22cm" svg:y1="6.2cm" svg:x2="22cm" svg:y2="8.5cm">
          <text:p/>
        </draw:line>
        <draw:line draw:style-name="gr3" draw:text-style-name="P1" draw:layer="layout" svg:x1="19.4cm" svg:y1="6.2cm" svg:x2="19.4cm" svg:y2="8.5cm">
          <text:p/>
        </draw:line>
        <draw:line draw:style-name="gr6" draw:text-style-name="P1" draw:layer="layout" svg:x1="24.795cm" svg:y1="8.651cm" svg:x2="26.3cm" svg:y2="13.3cm">
          <text:p/>
        </draw:line>
        <draw:line draw:style-name="gr4" draw:text-style-name="P1" draw:layer="layout" svg:x1="6cm" svg:y1="4.3cm" svg:x2="5.982cm" svg:y2="6.173cm">
          <text:p/>
        </draw:line>
        <draw:line draw:style-name="gr14" draw:text-style-name="P1" draw:layer="layout" svg:x1="26.6cm" svg:y1="2.9cm" svg:x2="26.6cm" svg:y2="5.5cm">
          <text:p/>
        </draw:line>
        <draw:line draw:style-name="gr14" draw:text-style-name="P1" draw:layer="layout" svg:x1="24.9cm" svg:y1="1.5cm" svg:x2="24.8cm" svg:y2="5.5cm">
          <text:p/>
        </draw:line>
        <draw:line draw:style-name="gr14" draw:text-style-name="P1" draw:layer="layout" svg:x1="23.9cm" svg:y1="2.3cm" svg:x2="23.9cm" svg:y2="5.475cm">
          <text:p/>
        </draw:line>
        <draw:frame draw:style-name="gr15" draw:text-style-name="P6" draw:layer="layout" svg:width="5.7cm" svg:height="2.015cm" svg:x="26.8cm" svg:y="2.455cm">
          <draw:text-box>
            <text:p text:style-name="P1"><text:span text:style-name="T11">Papier </text:span></text:p>
            <text:p text:style-name="P1"><text:span text:style-name="T11">JHEP 10 (2015) 150</text:span></text:p>
          </draw:text-box>
        </draw:frame>
        <draw:frame draw:style-name="gr15" draw:text-style-name="P6" draw:layer="layout" svg:width="6.9cm" svg:height="2.015cm" svg:x="21.4cm" svg:y="0.1cm">
          <draw:text-box>
            <text:p text:style-name="P1"><text:span text:style-name="T11">Note conférence </text:span></text:p>
            <text:p text:style-name="P1"><text:span text:style-name="T11">ATLAS-CONF-2013-051</text:span></text:p>
          </draw:text-box>
        </draw:frame>
        <draw:frame draw:style-name="gr15" draw:text-style-name="P6" draw:layer="layout" svg:width="6.799cm" svg:height="2.015cm" svg:x="16.601cm" svg:y="1.701cm">
          <draw:text-box>
            <text:p text:style-name="P1"><text:span text:style-name="T11">Note conférence </text:span></text:p>
            <text:p text:style-name="P1"><text:span text:style-name="T11">ATLAS-CONF-2012-130</text:span></text:p>
          </draw:text-box>
        </draw:frame>
        <draw:line draw:style-name="gr16" draw:text-style-name="P1" draw:layer="layout" svg:x1="23.9cm" svg:y1="2.3cm" svg:x2="22.6cm" svg:y2="2.3cm">
          <text:p/>
        </draw:line>
        <draw:line draw:style-name="gr16" draw:text-style-name="P1" draw:layer="layout" svg:x1="27.9cm" svg:y1="2.9cm" svg:x2="26.6cm" svg:y2="2.9cm">
          <text:p/>
        </draw:line>
        <draw:line draw:style-name="gr14" draw:text-style-name="P1" draw:layer="layout" svg:x1="20.4cm" svg:y1="3.8cm" svg:x2="20.4cm" svg:y2="5.4cm">
          <text:p/>
        </draw:line>
        <draw:line draw:style-name="gr16" draw:text-style-name="P1" draw:layer="layout" svg:x1="20.4cm" svg:y1="3.8cm" svg:x2="19.1cm" svg:y2="3.8cm">
          <text:p/>
        </draw:line>
        <draw:frame draw:style-name="gr17" draw:text-style-name="P6" draw:layer="layout" svg:width="6.093cm" svg:height="1.545cm" svg:x="14.102cm" svg:y="3.202cm">
          <draw:text-box>
            <text:p text:style-name="P1"><text:span text:style-name="T11">Début études expérimentales</text:span></text:p>
          </draw:text-box>
        </draw:frame>
        <draw:frame draw:style-name="gr7" draw:text-style-name="P4" draw:layer="layout" svg:width="4.8cm" svg:height="2.571cm" svg:x="0.301cm" svg:y="13.001cm">
          <draw:text-box>
            <text:p text:style-name="P1"><text:span text:style-name="T3">H. Georgi </text:span><text:span text:style-name="T4">et al.</text:span></text:p>
            <text:p text:style-name="P1"><text:span text:style-name="T5">Effect of top quark compositeness</text:span></text:p>
            <text:p text:style-name="P1"><text:span text:style-name="T6">arXiv:9410307</text:span></text:p>
          </draw:text-box>
        </draw:frame>
        <draw:frame draw:style-name="gr8" draw:text-style-name="P4" draw:layer="layout" svg:width="8cm" svg:height="2.571cm" svg:x="0.501cm" svg:y="15.978cm">
          <draw:text-box>
            <text:p text:style-name="P1"><text:span text:style-name="T3">K. Cheung</text:span></text:p>
            <text:p text:style-name="P1"><text:span text:style-name="T5">Four top production and </text:span></text:p>
            <text:p text:style-name="P1"><text:span text:style-name="T5">electroweak symmetry breaking</text:span></text:p>
            <text:p text:style-name="P1"><text:span text:style-name="T3">arXiv:9507411</text:span></text:p>
          </draw:text-box>
        </draw:frame>
        <draw:frame draw:style-name="gr9" draw:text-style-name="P4" draw:layer="layout" svg:width="10.961cm" svg:height="2.016cm" svg:x="0.599cm" svg:y="19.001cm">
          <draw:text-box>
            <text:p text:style-name="P1"><text:span text:style-name="T3">M. Spira and J. D. Wells</text:span></text:p>
            <text:p text:style-name="P1"><text:span text:style-name="T5">Higgs bosons strongly coupled to the top quark</text:span></text:p>
            <text:p text:style-name="P1"><text:span text:style-name="T3">arXiv:9711410</text:span></text:p>
          </draw:text-box>
        </draw:frame>
        <draw:frame draw:style-name="gr7" draw:text-style-name="P4" draw:layer="layout" svg:width="4.609cm" svg:height="2.571cm" svg:x="0.092cm" svg:y="9.909cm">
          <draw:text-box>
            <text:p text:style-name="P1"><text:span text:style-name="T3">V. Barger </text:span><text:span text:style-name="T4">et al.</text:span></text:p>
            <text:p text:style-name="P1"><text:span text:style-name="T5">Four-heavy-quark hadroproduction</text:span></text:p>
            <text:p text:style-name="P1"><text:span text:style-name="T3">PRD, 44, 7</text:span></text:p>
          </draw:text-box>
        </draw:frame>
        <draw:frame draw:style-name="gr10" draw:text-style-name="P5" draw:layer="layout" svg:width="5.7cm" svg:height="2.571cm" svg:x="10.701cm" svg:y="8.162cm">
          <draw:text-box>
            <text:p text:style-name="P1"><text:span text:style-name="T7">B. Lillie </text:span><text:span text:style-name="T8">et al. </text:span></text:p>
            <text:p text:style-name="P1"><text:span text:style-name="T9">Top compositeness at the Tevatron and LHC</text:span></text:p>
            <text:p text:style-name="P1"><text:span text:style-name="T7">arXiv:0712.3057</text:span></text:p>
          </draw:text-box>
        </draw:frame>
        <draw:frame draw:style-name="gr11" draw:text-style-name="P4" draw:layer="layout" svg:width="6.5cm" svg:height="2.571cm" svg:x="12.857cm" svg:y="14.817cm">
          <draw:text-box>
            <text:p text:style-name="P1"><text:span text:style-name="T3">K. Kumar </text:span><text:span text:style-name="T4">et al.</text:span></text:p>
            <text:p text:style-name="P1"><text:span text:style-name="T5">Manifestations of top compositeness at colliders</text:span></text:p>
            <text:p text:style-name="P1"><text:span text:style-name="T3">arXiv:0901.3808</text:span></text:p>
          </draw:text-box>
        </draw:frame>
        <draw:frame draw:style-name="gr10" draw:text-style-name="P5" draw:layer="layout" svg:width="8.3cm" svg:height="2.571cm" svg:x="14.201cm" svg:y="18.162cm">
          <draw:text-box>
            <text:p text:style-name="P1"><text:span text:style-name="T7">C. Degrande </text:span><text:span text:style-name="T8">et al.</text:span></text:p>
            <text:p text:style-name="P1"><text:span text:style-name="T10">Non-resonant new physics in top pair production at hadron colliders</text:span></text:p>
            <text:p text:style-name="P1"><text:span text:style-name="T7">arXiv:1010.6304</text:span></text:p>
          </draw:text-box>
        </draw:frame>
        <draw:frame draw:style-name="gr11" draw:text-style-name="P4" draw:layer="layout" svg:width="6.8cm" svg:height="2.571cm" svg:x="23.201cm" svg:y="20.462cm">
          <draw:text-box>
            <text:p text:style-name="P1"><text:span text:style-name="T3">G. Kane </text:span><text:span text:style-name="T4">et al. </text:span></text:p>
            <text:p text:style-name="P1"><text:span text:style-name="T5">Top channel for early SUSY discovery at the LHC</text:span></text:p>
            <text:p text:style-name="P1"><text:span text:style-name="T3">arXiv:1101.1963</text:span></text:p>
          </draw:text-box>
        </draw:frame>
        <draw:frame draw:style-name="gr10" draw:text-style-name="P5" draw:layer="layout" svg:width="6.8cm" svg:height="2.571cm" svg:x="23.201cm" svg:y="17.901cm">
          <draw:text-box>
            <text:p text:style-name="P1"><text:span text:style-name="T7">G. Cacciapaglia </text:span><text:span text:style-name="T8">et al. </text:span></text:p>
            <text:p text:style-name="P1"><text:span text:style-name="T9">Four tops on the real projective plane at the LHC</text:span></text:p>
            <text:p text:style-name="P1"><text:span text:style-name="T7">arXiv:1107.4616</text:span></text:p>
          </draw:text-box>
        </draw:frame>
        <draw:frame draw:style-name="gr13" draw:text-style-name="P4" draw:layer="layout" svg:width="7cm" svg:height="3.126cm" svg:x="26.201cm" svg:y="13.501cm">
          <draw:text-box>
            <text:p text:style-name="P1"><text:span text:style-name="T3">S. Calvet </text:span><text:span text:style-name="T4">et al</text:span><text:span text:style-name="T3">.</text:span></text:p>
            <text:p text:style-name="P1"><text:span text:style-name="T5">Searching for sgluons in multitop events at a center-of-mass energy of 8 TeV</text:span></text:p>
            <text:p text:style-name="P1"><text:span text:style-name="T3">JHEP 04 (2013) 043</text:span></text:p>
          </draw:text-box>
        </draw:frame>
        <draw:frame draw:style-name="gr12" draw:text-style-name="P4" draw:layer="layout" svg:width="5.7cm" svg:height="3.681cm" svg:x="10.701cm" svg:y="10.701cm">
          <draw:text-box>
            <text:p text:style-name="P1"><text:span text:style-name="T3">M. Guchait </text:span><text:span text:style-name="T4">et al</text:span></text:p>
            <text:p text:style-name="P1"><text:span text:style-name="T5">Associate production of KK excitation of a gluon and a ttbar pair at the LHC</text:span></text:p>
            <text:p text:style-name="P1"><text:span text:style-name="T6">arXiv:0710.2234</text:span></text:p>
          </draw:text-box>
        </draw:frame>
        <draw:line draw:style-name="gr6" draw:text-style-name="P1" draw:layer="layout" svg:x1="6.374cm" svg:y1="8.775cm" svg:x2="6.574cm" svg:y2="15.775cm">
          <text:p/>
        </draw:line>
        <draw:frame draw:style-name="gr12" draw:text-style-name="P4" draw:layer="layout" svg:width="6.3cm" svg:height="3.681cm" svg:x="27.3cm" svg:y="9.301cm">
          <draw:text-box>
            <text:p text:style-name="P1"><text:span text:style-name="T3">P. S. Bhupal</text:span></text:p>
            <text:p text:style-name="P1"><text:span text:style-name="T5">Maximally Symmetric Two Higgs Doublet Model with Natural Standard Model Alignment</text:span></text:p>
            <text:p text:style-name="P1"><text:span text:style-name="T3">arXiv:1408.3405</text:span></text:p>
          </draw:text-box>
        </draw:frame>
        <draw:frame draw:style-name="gr5" draw:text-style-name="P3" draw:layer="layout" svg:width="5.093cm" svg:height="1.505cm" svg:x="3.608cm" svg:y="3.201cm">
          <draw:text-box>
            <text:p text:style-name="P1"><text:span text:style-name="T2">Découverte 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6:43:38.635525000</meta:creation-date>
    <dc:date>2015-11-18T13:19:06.272494896</dc:date>
    <meta:editing-duration>P1DT12H8M3S</meta:editing-duration>
    <meta:editing-cycles>24</meta:editing-cycles>
    <meta:generator>LibreOffice/4.2.8.2$Linux_X86_64 LibreOffice_project/420m0$Build-2</meta:generator>
    <meta:document-statistic meta:object-count="120"/>
  </office:meta>
</office:document-meta>
</file>